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404cm" fo:min-width="13.195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14cm" fo:min-width="5.56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67cm" svg:height="13.652cm" svg:x="5.44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573cm" svg:height="7.62cm" svg:x="14.01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08cm" svg:height="1.673cm" svg:x="2.587cm" svg:y="4.175cm">
          <draw:text-box>
            <text:p>No divisibles por 4</text:p>
          </draw:text-box>
        </draw:frame>
        <draw:frame draw:style-name="gr4" draw:text-style-name="P3" draw:layer="layout" svg:width="6.35cm" svg:height="2.222cm" svg:x="20.367cm" svg:y="3.54cm">
          <draw:text-box>
            <text:p>No bisiestos</text:p>
          </draw:text-box>
        </draw:frame>
        <draw:frame draw:style-name="gr4" draw:text-style-name="P3" draw:layer="layout" svg:width="6.35cm" svg:height="2.222cm" svg:x="15.605cm" svg:y="12.747cm">
          <draw:text-box>
            <text:p>No bisiestos</text:p>
          </draw:text-box>
        </draw:frame>
        <draw:frame draw:style-name="gr5" draw:text-style-name="P3" draw:layer="layout" svg:width="4.762cm" svg:height="0.962cm" svg:x="8.62cm" svg:y="9.245cm">
          <draw:text-box>
            <text:p>bisiestos</text:p>
          </draw:text-box>
        </draw:frame>
        <draw:frame draw:style-name="gr5" draw:text-style-name="P3" draw:layer="layout" svg:width="5.398cm" svg:height="0.962cm" svg:x="7.349cm" svg:y="12.103cm">
          <draw:text-box>
            <text:p>Divisibles por 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24:47.173863584</meta:creation-date>
    <dc:date>2024-09-18T11:28:35.311686404</dc:date>
    <meta:editing-duration>PT3M48S</meta:editing-duration>
    <meta:editing-cycles>1</meta:editing-cycles>
    <meta:document-statistic meta:object-count="7"/>
    <meta:generator>LibreOffice/24.2.4.2$MacOSX_AARCH64 LibreOffice_project/51a6219feb6075d9a4c46691dcfe0cd9c4fff3c2</meta:generator>
  </office:meta>
</office:document-meta>
</file>